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text-properties officeooo:rsid="000b5739" officeooo:paragraph-rsid="000b5739"/>
    </style:style>
    <style:style style:name="P3" style:family="paragraph" style:parent-style-name="Text_20_body">
      <style:text-properties officeooo:paragraph-rsid="000b5739"/>
    </style:style>
    <style:style style:name="P4" style:family="paragraph" style:parent-style-name="Text_20_body">
      <style:paragraph-properties fo:margin-left="1.251cm" fo:margin-right="0cm" fo:text-indent="0cm" style:auto-text-indent="false"/>
      <style:text-properties officeooo:paragraph-rsid="000b5739"/>
    </style:style>
    <style:style style:name="P5" style:family="paragraph" style:parent-style-name="Text_20_body">
      <style:paragraph-properties fo:margin-left="1.251cm" fo:margin-right="0cm" fo:text-indent="0cm" style:auto-text-indent="false"/>
      <style:text-properties officeooo:rsid="000a449b" officeooo:paragraph-rsid="000a449b"/>
    </style:style>
    <style:style style:name="P6" style:family="paragraph" style:parent-style-name="Text_20_body">
      <style:paragraph-properties fo:margin-left="1.251cm" fo:margin-right="0cm" fo:text-indent="0cm" style:auto-text-indent="false"/>
      <style:text-properties officeooo:rsid="0010f767" officeooo:paragraph-rsid="0010f767"/>
    </style:style>
    <style:style style:name="P7" style:family="paragraph" style:parent-style-name="Text_20_body">
      <style:paragraph-properties fo:margin-left="2.501cm" fo:margin-right="0cm" fo:text-indent="0cm" style:auto-text-indent="false"/>
      <style:text-properties officeooo:paragraph-rsid="000a449b"/>
    </style:style>
    <style:style style:name="P8" style:family="paragraph" style:parent-style-name="Text_20_body">
      <style:paragraph-properties fo:margin-left="2.501cm" fo:margin-right="0cm" fo:text-indent="0cm" style:auto-text-indent="false"/>
      <style:text-properties officeooo:paragraph-rsid="000b5739"/>
    </style:style>
    <style:style style:name="P9" style:family="paragraph" style:parent-style-name="Text_20_body">
      <style:paragraph-properties fo:margin-left="2.501cm" fo:margin-right="0cm" fo:text-indent="0cm" style:auto-text-indent="false"/>
      <style:text-properties officeooo:paragraph-rsid="0010f767"/>
    </style:style>
    <style:style style:name="P10" style:family="paragraph" style:parent-style-name="Text_20_body">
      <style:paragraph-properties fo:margin-left="2.501cm" fo:margin-right="0cm" fo:text-indent="0cm" style:auto-text-indent="false"/>
      <style:text-properties officeooo:rsid="000a449b" officeooo:paragraph-rsid="000a449b"/>
    </style:style>
    <style:style style:name="P11" style:family="paragraph" style:parent-style-name="Text_20_body">
      <style:paragraph-properties fo:margin-left="2.501cm" fo:margin-right="0cm" fo:text-indent="0cm" style:auto-text-indent="false"/>
      <style:text-properties officeooo:rsid="000a449b" officeooo:paragraph-rsid="000b5739"/>
    </style:style>
    <style:style style:name="P12" style:family="paragraph" style:parent-style-name="Text_20_body">
      <style:paragraph-properties fo:margin-left="2.501cm" fo:margin-right="0cm" fo:text-indent="0cm" style:auto-text-indent="false"/>
      <style:text-properties officeooo:rsid="000a449b" officeooo:paragraph-rsid="0010f767"/>
    </style:style>
    <style:style style:name="P13" style:family="paragraph" style:parent-style-name="Text_20_body">
      <style:paragraph-properties fo:margin-left="2.501cm" fo:margin-right="0cm" fo:text-indent="0cm" style:auto-text-indent="false"/>
      <style:text-properties officeooo:rsid="000a449b" officeooo:paragraph-rsid="0017a0b3"/>
    </style:style>
    <style:style style:name="P14" style:family="paragraph" style:parent-style-name="Text_20_body">
      <style:paragraph-properties fo:margin-left="2.501cm" fo:margin-right="0cm" fo:text-indent="0cm" style:auto-text-indent="false"/>
      <style:text-properties officeooo:rsid="0010f767" officeooo:paragraph-rsid="0010f767"/>
    </style:style>
    <style:style style:name="P15" style:family="paragraph" style:parent-style-name="Standard">
      <style:text-properties officeooo:rsid="0003c8cb" officeooo:paragraph-rsid="0003c8cb"/>
    </style:style>
    <style:style style:name="P16" style:family="paragraph" style:parent-style-name="Title">
      <style:text-properties officeooo:rsid="0003c8cb"/>
    </style:style>
    <style:style style:name="P17" style:family="paragraph" style:parent-style-name="Text">
      <style:text-properties officeooo:rsid="0011dd4d" officeooo:paragraph-rsid="0011dd4d"/>
    </style:style>
    <style:style style:name="P18" style:family="paragraph" style:parent-style-name="Text">
      <style:text-properties officeooo:rsid="0011dd4d" officeooo:paragraph-rsid="00164831"/>
    </style:style>
    <style:style style:name="P19" style:family="paragraph" style:parent-style-name="Text">
      <style:text-properties officeooo:paragraph-rsid="001c9140"/>
    </style:style>
    <style:style style:name="P20" style:family="paragraph" style:parent-style-name="First_20_line_20_indent">
      <style:text-properties officeooo:paragraph-rsid="00164831"/>
    </style:style>
    <style:style style:name="P21" style:family="paragraph" style:parent-style-name="First_20_line_20_indent">
      <style:text-properties officeooo:paragraph-rsid="0017a0b3"/>
    </style:style>
    <style:style style:name="P22" style:family="paragraph" style:parent-style-name="First_20_line_20_indent">
      <style:text-properties officeooo:paragraph-rsid="00196c44"/>
    </style:style>
    <style:style style:name="P23" style:family="paragraph" style:parent-style-name="Text_20_body" style:list-style-name="L1">
      <style:text-properties officeooo:rsid="000945f6" officeooo:paragraph-rsid="000945f6"/>
    </style:style>
    <style:style style:name="P24" style:family="paragraph" style:parent-style-name="Text_20_body" style:list-style-name="L1">
      <style:text-properties officeooo:rsid="001a6524" officeooo:paragraph-rsid="001a6524"/>
    </style:style>
    <style:style style:name="P25" style:family="paragraph" style:parent-style-name="Text_20_body" style:list-style-name="L2">
      <style:text-properties officeooo:paragraph-rsid="000a449b"/>
    </style:style>
    <style:style style:name="P26" style:family="paragraph" style:parent-style-name="Text_20_body" style:list-style-name="L2">
      <style:text-properties officeooo:rsid="000a449b" officeooo:paragraph-rsid="000a449b"/>
    </style:style>
    <style:style style:name="P27" style:family="paragraph" style:parent-style-name="Text_20_body" style:list-style-name="L2">
      <style:text-properties officeooo:rsid="000ff2e9" officeooo:paragraph-rsid="000ff2e9"/>
    </style:style>
    <style:style style:name="P28" style:family="paragraph" style:parent-style-name="Text_20_body" style:list-style-name="L3">
      <style:text-properties officeooo:rsid="0010b2b4" officeooo:paragraph-rsid="0010b2b4"/>
    </style:style>
    <style:style style:name="P29" style:family="paragraph" style:parent-style-name="Text_20_body" style:list-style-name="L4">
      <style:text-properties officeooo:rsid="0010b2b4" officeooo:paragraph-rsid="0010b2b4"/>
    </style:style>
    <style:style style:name="P30" style:family="paragraph" style:parent-style-name="Text_20_body" style:list-style-name="L3">
      <style:text-properties officeooo:rsid="00197bc1" officeooo:paragraph-rsid="00197bc1"/>
    </style:style>
    <style:style style:name="P31" style:family="paragraph" style:parent-style-name="Text_20_body" style:list-style-name="L3">
      <style:text-properties officeooo:rsid="0010f767" officeooo:paragraph-rsid="0010f767"/>
    </style:style>
    <style:style style:name="P32" style:family="paragraph" style:parent-style-name="Text_20_body" style:list-style-name="L4">
      <style:text-properties officeooo:paragraph-rsid="000b5739"/>
    </style:style>
    <style:style style:name="P33" style:family="paragraph" style:parent-style-name="Text_20_body">
      <style:paragraph-properties fo:margin-left="1.251cm" fo:margin-right="0cm" fo:text-indent="0cm" style:auto-text-indent="false"/>
      <style:text-properties officeooo:rsid="0017a0b3" officeooo:paragraph-rsid="0017a0b3"/>
    </style:style>
    <style:style style:name="P34" style:family="paragraph" style:parent-style-name="Text_20_body">
      <style:paragraph-properties fo:margin-left="2.501cm" fo:margin-right="0cm" fo:text-indent="0cm" style:auto-text-indent="false"/>
      <style:text-properties officeooo:rsid="0017a0b3" officeooo:paragraph-rsid="0017a0b3"/>
    </style:style>
    <style:style style:name="P35" style:family="paragraph" style:parent-style-name="Heading_20_1">
      <style:text-properties officeooo:rsid="0003c8cb"/>
    </style:style>
    <style:style style:name="P36" style:family="paragraph" style:parent-style-name="Heading_20_1">
      <style:text-properties officeooo:rsid="0005f801"/>
    </style:style>
    <style:style style:name="P37" style:family="paragraph" style:parent-style-name="Heading_20_1">
      <style:text-properties officeooo:rsid="0005f801" officeooo:paragraph-rsid="0005f801"/>
    </style:style>
    <style:style style:name="P38" style:family="paragraph" style:parent-style-name="Heading_20_1">
      <style:text-properties officeooo:rsid="0006fc5b" officeooo:paragraph-rsid="0006fc5b"/>
    </style:style>
    <style:style style:name="P39" style:family="paragraph" style:parent-style-name="Heading_20_1">
      <style:text-properties officeooo:rsid="000945f6"/>
    </style:style>
    <style:style style:name="P40" style:family="paragraph" style:parent-style-name="Heading_20_1">
      <style:text-properties officeooo:rsid="000b5739" officeooo:paragraph-rsid="000b5739"/>
    </style:style>
    <style:style style:name="P41" style:family="paragraph" style:parent-style-name="Heading_20_1">
      <style:text-properties officeooo:rsid="000c4869"/>
    </style:style>
    <style:style style:name="P42" style:family="paragraph" style:parent-style-name="Heading_20_1">
      <style:text-properties officeooo:rsid="0010f767" officeooo:paragraph-rsid="0010f767"/>
    </style:style>
    <style:style style:name="P43" style:family="paragraph" style:parent-style-name="Heading_20_1">
      <style:text-properties officeooo:rsid="00164831" officeooo:paragraph-rsid="00164831"/>
    </style:style>
    <style:style style:name="P44" style:family="paragraph" style:parent-style-name="Heading_20_1">
      <style:text-properties officeooo:rsid="0010b2b4" officeooo:paragraph-rsid="0010b2b4"/>
    </style:style>
    <style:style style:name="P45" style:family="paragraph" style:parent-style-name="First_20_line_20_indent">
      <style:text-properties officeooo:rsid="0006fc5b"/>
    </style:style>
    <style:style style:name="P46" style:family="paragraph" style:parent-style-name="First_20_line_20_indent">
      <style:text-properties officeooo:rsid="0011dd4d"/>
    </style:style>
    <style:style style:name="P47" style:family="paragraph" style:parent-style-name="First_20_line_20_indent">
      <style:text-properties officeooo:rsid="0011dd4d" officeooo:paragraph-rsid="00164831"/>
    </style:style>
    <style:style style:name="P48" style:family="paragraph" style:parent-style-name="First_20_line_20_indent">
      <style:text-properties officeooo:rsid="001c9140" officeooo:paragraph-rsid="001c9140"/>
    </style:style>
    <style:style style:name="P49" style:family="paragraph" style:parent-style-name="First_20_line_20_indent">
      <style:text-properties officeooo:rsid="000b5739"/>
    </style:style>
    <style:style style:name="P50" style:family="paragraph" style:parent-style-name="First_20_line_20_indent">
      <style:text-properties officeooo:rsid="000c4869"/>
    </style:style>
    <style:style style:name="P51" style:family="paragraph" style:parent-style-name="First_20_line_20_indent">
      <style:text-properties officeooo:rsid="000d8af0"/>
    </style:style>
    <style:style style:name="P52" style:family="paragraph" style:parent-style-name="First_20_line_20_indent">
      <style:text-properties officeooo:rsid="001c5dad" officeooo:paragraph-rsid="001c5dad"/>
    </style:style>
    <style:style style:name="P53" style:family="paragraph" style:parent-style-name="First_20_line_20_indent">
      <style:text-properties officeooo:rsid="00164831" officeooo:paragraph-rsid="00164831"/>
    </style:style>
    <style:style style:name="P54" style:family="paragraph" style:parent-style-name="First_20_line_20_indent">
      <style:text-properties officeooo:paragraph-rsid="001d1ef3"/>
    </style:style>
    <style:style style:name="P55" style:family="paragraph" style:parent-style-name="First_20_line_20_indent" style:list-style-name="L5">
      <style:text-properties officeooo:paragraph-rsid="001d1ef3"/>
    </style:style>
    <style:style style:name="P56" style:family="paragraph" style:parent-style-name="First_20_line_20_indent" style:list-style-name="L5">
      <style:text-properties officeooo:paragraph-rsid="001ee6db"/>
    </style:style>
    <style:style style:name="P57" style:family="paragraph" style:parent-style-name="Text">
      <style:text-properties officeooo:rsid="001c9140" officeooo:paragraph-rsid="001c9140"/>
    </style:style>
    <style:style style:name="P58" style:family="paragraph" style:parent-style-name="Text">
      <style:text-properties officeooo:rsid="001c5dad"/>
    </style:style>
    <style:style style:name="P59" style:family="paragraph" style:parent-style-name="Text">
      <style:text-properties officeooo:rsid="00164831" officeooo:paragraph-rsid="00164831"/>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officeooo:rsid="0005f801"/>
    </style:style>
    <style:style style:name="T9" style:family="text">
      <style:text-properties officeooo:rsid="0006fc5b"/>
    </style:style>
    <style:style style:name="T10" style:family="text">
      <style:text-properties officeooo:rsid="0007dfee"/>
    </style:style>
    <style:style style:name="T11" style:family="text">
      <style:text-properties officeooo:rsid="000a449b"/>
    </style:style>
    <style:style style:name="T12" style:family="text">
      <style:text-properties officeooo:rsid="000b5739"/>
    </style:style>
    <style:style style:name="T13" style:family="text">
      <style:text-properties fo:font-size="8pt" officeooo:rsid="000b5739" style:font-size-asian="8pt" style:font-size-complex="8pt"/>
    </style:style>
    <style:style style:name="T14" style:family="text">
      <style:text-properties fo:font-size="8pt" officeooo:rsid="001c5dad" style:font-size-asian="8pt" style:font-size-complex="8pt"/>
    </style:style>
    <style:style style:name="T15" style:family="text">
      <style:text-properties fo:font-size="8pt" officeooo:rsid="001ee6db" style:font-size-asian="8pt" style:font-size-complex="8pt"/>
    </style:style>
    <style:style style:name="T16" style:family="text">
      <style:text-properties fo:font-weight="bold" officeooo:rsid="000b5739" style:font-weight-asian="bold" style:font-weight-complex="bold"/>
    </style:style>
    <style:style style:name="T17" style:family="text">
      <style:text-properties officeooo:rsid="000c4869"/>
    </style:style>
    <style:style style:name="T18" style:family="text">
      <style:text-properties officeooo:rsid="000d8af0"/>
    </style:style>
    <style:style style:name="T19" style:family="text">
      <style:text-properties officeooo:rsid="000f65e0"/>
    </style:style>
    <style:style style:name="T20" style:family="text">
      <style:text-properties officeooo:rsid="000ff2e9"/>
    </style:style>
    <style:style style:name="T21" style:family="text">
      <style:text-properties officeooo:rsid="0010f767"/>
    </style:style>
    <style:style style:name="T22" style:family="text">
      <style:text-properties officeooo:rsid="0011dd4d"/>
    </style:style>
    <style:style style:name="T23" style:family="text">
      <style:text-properties officeooo:rsid="0013a36c"/>
    </style:style>
    <style:style style:name="T24" style:family="text">
      <style:text-properties officeooo:rsid="00164831"/>
    </style:style>
    <style:style style:name="T25" style:family="text">
      <style:text-properties officeooo:rsid="0017a0b3"/>
    </style:style>
    <style:style style:name="T26" style:family="text">
      <style:text-properties style:text-position="super 58%" officeooo:rsid="0017a0b3"/>
    </style:style>
    <style:style style:name="T27" style:family="text">
      <style:text-properties fo:font-style="normal" officeooo:rsid="0017a0b3" style:font-style-asian="normal" style:font-style-complex="normal"/>
    </style:style>
    <style:style style:name="T28" style:family="text">
      <style:text-properties fo:font-style="normal" officeooo:rsid="00196c44" style:font-style-asian="normal" style:font-style-complex="normal"/>
    </style:style>
    <style:style style:name="T29" style:family="text">
      <style:text-properties fo:font-style="normal" officeooo:rsid="00197bc1" style:font-style-asian="normal" style:font-style-complex="normal"/>
    </style:style>
    <style:style style:name="T30" style:family="text">
      <style:text-properties officeooo:rsid="00197bc1"/>
    </style:style>
    <style:style style:name="T31" style:family="text">
      <style:text-properties officeooo:rsid="001c9140"/>
    </style:style>
    <style:style style:name="T32" style:family="text">
      <style:text-properties officeooo:rsid="001d1ef3"/>
    </style:style>
    <style:style style:name="T33" style:family="text">
      <style:text-properties officeooo:rsid="001ee6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ibleOrgSys</text:p>
      <text:p text:style-name="P16">Bible Organisational Systems</text:p>
      <text:p text:style-name="P15"/>
      <text:h text:style-name="P35" text:outline-level="1">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In fact, this is the third time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anything else available these days. So I worked on expressing Bible organisation systems (yes, that's plural because there are many different systems!) in a series of reusable XML files.</text:span></text:p>
      <text:p text:style-name="First_20_line_20_indent">Then I worked on some basic Python programs/scripts to read and do some basic validation of the files. I also put DTDs inside the file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or C/C++ program in case a programmer doesn't want to mess with reading and parsing the XML files. But the XML remains the official source data.</text:p>
      <text:p text:style-name="First_20_line_20_indent"><text:span text:style-name="T2">This s</text:span><text:span text:style-name="T9">y</text:span><text:span text:style-name="T2">stem (and it's a complex little system) is currently in an alpha stage and still open to refactoring, etc. So don't build anything on it yet, but hopefully we'll have a reasonably robust prototype by the end of 2010.</text:span></text:p>
      <text:h text:style-name="P37" text:outline-level="1">Multilingual</text:h>
      <text:p text:style-name="P45">All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age.</text:p>
      <text:p text:style-name="First_20_line_20_indent">Where information is language specific, ISO 639-3 (three-character) codes are currently used. (It's possible that this might later need to be expanded in order to handle British vs. American spelings, etc.)</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36" text:outline-level="1">Python</text:h>
      <text:p text:style-name="First_20_line_20_indent"><text:span text:style-name="T8">One reason for using Python for this work is that it is a cross-platform scripting language that i</text:span><text:span text:style-name="T9">s</text:span><text:span text:style-name="T8"> more readable than Perl. The Python scripts are intended to be able to be easily changed by a programmer who might want to export the validated XML data in a different format for use in a </text:span><text:span text:style-name="T9">specific</text:span><text:span text:style-name="T8"> application program.</text:span></text:p>
      <text:p text:style-name="First_20_line_20_indent"><text:span text:style-name="T8">Note that although many established projects might not have upgraded to Python 3 yet, this new software was all developed using Python 3.1. Python3 can easily be installed on your computer from </text:span><text:a xlink:type="simple" xlink:href="http://www.python.org/download"><text:span text:style-name="T8">http://www.python.org/download</text:span></text:a><text:span text:style-name="T8"> and other places.</text:span></text:p>
      <text:p text:style-name="First_20_line_20_indent"><text:span text:style-name="T17">Basically, the modules have a xxxConvertor class which includes functions to load the appropriate XML file(s), do some basic error checking and validation, import them in various ways </text:span><text:soft-page-break/><text:span text:style-name="T17">into python containers, and export them to python and C/C++ data tables. For most of the modules, it is intended to also add an xxx class to manipulate the imported python containers in various ways.</text:span></text:p>
      <text:p text:style-name="P46">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text:p>
      <text:h text:style-name="P38" text:outline-level="1">Respository</text:h>
      <text:p text:style-name="First_20_line_20_indent"><text:span text:style-name="T9">For now during the initial development, the data and code files can be found at </text:span><text:a xlink:type="simple" xlink:href="https://github.com/RobH123/BibleOrgSys"><text:span text:style-name="T9">https://github.com/RobH123/BibleOrgSys</text:span></text:a><text:span text:style-name="T9">. Eventually they will be moved to the OpenScriptures repository at </text:span><text:a xlink:type="simple" xlink:href="https://github.com/openscriptures"><text:span text:style-name="T9">https://github.com/openscriptures</text:span></text:a><text:span text:style-name="T9">.</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9">The DerivedFiles folder contains the RelaxNG XML schema files </text:span><text:span text:style-name="T10">(created by the trang program or similar)</text:span><text:span text:style-name="T9">, as well as exported versions of the XML data files produced by the Python scripts. Any file in this DerivedFiles folder can be safely deleted (and then regenerated as necessary).</text:span></text:p>
      <text:h text:style-name="P39" text:outline-level="1">Problems Handled</text:h>
      <text:p text:style-name="First_20_line_20_indent">The problems that this project tries to handle include the following:</text:p>
      <text:list xml:id="list741891398" text:style-name="L1">
        <text:list-item>
          <text:p text:style-name="P23">Different Bible type publications from different Christian and Jewish traditions contain different combinations of “books” and in different orders.</text:p>
        </text:list-item>
        <text:list-item>
          <text:p text:style-name="P23">Even what is called a “book” might differ, such as 1 Samuel and 2 Samuel or Ezra and Nehemiah sometimes being considered a single book and sometimes considered two books.</text:p>
        </text:list-item>
        <text:list-item>
          <text:p text:style-name="P23">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23">Different languages and different traditions have different names for the books themselves and the divisions of the books, and different abbreviations for both.</text:p>
        </text:list-item>
        <text:list-item>
          <text:p text:style-name="P23">Different languages have different punctuation systems for marking things such as a chapter-verse reference or a verse or chapter range.</text:p>
        </text:list-item>
        <text:list-item>
          <text:p text:style-name="P24">As systems have been cobbled together over the years, they haven't always been updated to take advantage of new international standards.</text:p>
        </text:list-item>
        <text:list-item>
          <text:p text:style-name="P24">A lot of software created in the English-speaking world doesn't handle other languages and writing systems very well.</text:p>
        </text:list-item>
        <text:list-item>
          <text:p text:style-name="P23">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39" text:outline-level="1"><text:soft-page-break/>Reference Abbreviation Codes for Bible Books</text:h>
      <text:p text:style-name="First_20_line_20_indent"><text:span text:style-name="T11">A number of societies and computer programs have defined codes for representing the various Bible books, e.g., Gen=Genesis, 2 Jn=The </text:span><text:span text:style-name="T17">S</text:span><text:span text:style-name="T11">econd </text:span><text:span text:style-name="T17">E</text:span><text:span text:style-name="T11">pistle of John the </text:span><text:span text:style-name="T17">A</text:span><text:span text:style-name="T11">postle, etc. However, for this system, a referenceAbbreviation is designed:</text:span></text:p>
      <text:list xml:id="list1463804885" text:style-name="L2">
        <text:list-item>
          <text:p text:style-name="P25"><text:span text:style-name="T11">It is a three-character alphanumeric field using only the </text:span><text:span text:style-name="T12">upper-case</text:span><text:span text:style-name="T11"> letters A-Z and the digits 1-6.</text:span></text:p>
        </text:list-item>
        <text:list-item>
          <text:p text:style-name="P26">It always starts with a letter (so it can be used as an “id” field in html code). For example, GEN=Genesis and JN2=2 John.</text:p>
        </text:list-item>
        <text:list-item>
          <text:p text:style-name="P25"><text:span text:style-name="T11">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17">In other words, the BibleBooksCodes.xml file should contain one entry for every possible different Bible book.</text:span></text:p>
        </text:list-item>
        <text:list-item>
          <text:p text:style-name="P26">A unique number in the range 1-255 is also made available (for computer languages which can index an array on a byte integer more conveniently).</text:p>
        </text:list-item>
        <text:list-item>
          <text:p text:style-name="P26">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25"><text:span text:style-name="T11">It is irrelevant here what you call a book, e.g., “Exodus” or “Das Zweite Buch Mose” (2 Moses). These codes only relate to the expected content of the book. </text:span><text:span text:style-name="T18">The order of the entries </text:span><text:span text:style-name="T20">in the file </text:span><text:span text:style-name="T18">is also unimportant. The number of entries carries no meaning because no single publication is ever likely to include all possible book combinations of content.</text:span></text:p>
        </text:list-item>
        <text:list-item>
          <text:p text:style-name="P27">The referenceAbbreviations are intended for internal program use only <text:span text:style-name="T32">(where they will often be called BBB)</text:span>, and never expected to be exposed to users of applications. (A separate mechanism for making language-specific book abbreviations will be made available.)</text:p>
        </text:list-item>
        <text:list-item>
          <text:p text:style-name="P26">These three-character codes form the base for indexing into (or joining with) the other XML files. So they should never be changed once v1.0 of this system is released. (Although they can always be added to if necessary.)</text:p>
        </text:list-item>
      </text:list>
      <text:p text:style-name="P54"><text:span text:style-name="T32">Two additional fields are added to the Bible book codes entries in order to assist automatic parsing/checking of Scripture publications. For example, </text:span><text:span text:style-name="T33">trying to determine whether a book is Ezra or Ezra-Nehemiah combined. </text:span><text:span text:style-name="T32">These optional fields are:</text:span></text:p>
      <text:list xml:id="list1101858400" text:style-name="L5">
        <text:list-item>
          <text:p text:style-name="P55"><text:span text:style-name="T32">The number of expectedChapters. For most books, this is a single number, For some books where different traditions exist, it is two or more numbers separated by commas (no spaces).</text:span></text:p>
        </text:list-item>
        <text:list-item>
          <text:p text:style-name="P56"><text:span text:style-name="T33">The referenceAbbreviation(s) for book code entries which are possibly alternatives to the current entry. Again, it can be a list separated by commas.</text:span></text:p>
        </text:list-item>
      </text:list>
      <text:p text:style-name="First_20_line_20_indent">The Python script understands the following commands:</text:p>
      <text:p text:style-name="P2"><text:tab/>python3 BibleBooksCodes.py --help<text:tab/><text:tab/>Displays a help screen<text:line-break/><text:tab/>python3 BibleBooksCodes.py --version<text:tab/>Displays the program version number<text:line-break/><text:tab/>python3 BibleBooksCodes.py<text:tab/><text:tab/>Loads and validates the codes, prints a summary<text:line-break/><text:tab/>python3 BibleBooksCodes.py --export<text:tab/>Loads,validates, and exports the codes</text:p>
      <text:p text:style-name="P3"><text:span text:style-name="T16">NOTE:</text:span><text:span text:style-name="T12"> On most Linux systems, the same scripts can be run using commands like:<text:line-break/><text:tab/>./BibleBooksCodes.py --export<text:line-break/>This shorter form will be used from now on for Python examples.</text:span></text:p>
      <text:p text:style-name="P48"><text:soft-page-break/>Here's some extracts from the data file:</text:p>
      <text:p text:style-name="P19"><text:span text:style-name="T31"><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 <text:s text:c="3"/>&lt;CCELNumber&gt;1&lt;/CCELNumber&gt; <text:line-break/> <text:s text:c="3"/>&lt;ParatextAbbreviation&gt;Gen&lt;/ParatextAbbreviation&gt; <text:line-break/></text:span><text:span text:style-name="T31">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40" text:outline-level="1">ISO 639-3 codes</text:h>
      <text:p text:style-name="P49">These ISO standard 3-letter (lower-case) language codes are included for convenience. Loading the 7700+ entries does slow some of the Python modules at startup, but it's done so that careful validation of our XML language data can be done.</text:p>
      <text:p text:style-name="P48">Here's a brief extract from the beginning of the data file:</text:p>
      <text:p text:style-name="P57">&lt;iso_639_entries&gt; <text:line-break/> &lt;iso_639_entry <text:lin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soft-page-break/><text:tab/><text:tab/>iso_639_1_code="ab" <text:line-break/><text:tab/><text:tab/>name="Abkhazian" /&gt; <text:line-break/><text:tab/>&lt;iso_639_entry <text:line-break/><text:tab/><text:tab/>iso_639_2B_code="ace" <text:line-break/><text:tab/><text:tab/>iso_639_2T_code="ace" <text:line-break/><text:tab/><text:tab/>name="Achinese" /&gt;<text:line-break/>…</text:p>
      <text:h text:style-name="P41" text:outline-level="1">Versification systems</text:h>
      <text:p text:style-name="P50">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p>
      <text:p text:style-name="First_20_line_20_indent"><text:span text:style-name="T18">In addition, many modern translations omit certain verses. (Often with a footnote: </text:span><text:span text:style-name="T4">Not found in the most ancient manuscripts</text:span><text:span text:style-name="T18"> or similar.) It's good for a computer program to be aware of deliberate omissions (especially if it was a Bible editing or checking program).</text:span></text:p>
      <text:p text:style-name="P51">Any program which displays or handles more than one Bible version will likely have to map the context between different verse numbers, chapter numbers, and even books. So versification maps are required.</text:p>
      <text:p text:style-name="First_20_line_20_indent"><text:span text:style-name="T18">Currently the VersificationSystems folder </text:span><text:span text:style-name="T19">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52">Here's extracts from a typical data file:</text:p>
      <text:p text:style-name="P58"><text:s text:c="2"/>&lt;BibleBookVersification&gt; <text:line-break/> <text:s text:c="3"/>&lt;nameEnglish&gt;Revelation of John / Apocalypse of St. John&lt;/nameEnglish&gt; <text:line-break/> <text:s text:c="3"/>&lt;referenceAbbreviation&gt;REV&lt;/referenceAbbreviation&gt; <text:lin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 <text:s text:c="3"/>&lt;numVerses chapter="21"&gt;27&lt;/numVerses&gt; <text:line-break/> <text:s text:c="3"/>&lt;numVerses chapter="22"&gt;21&lt;/numVerses&gt; <text:line-break/> <text:s/>&lt;/BibleBookVersification&gt;</text:p>
      <text:h text:style-name="P42" text:outline-level="1">Bible Book Orders</text:h>
      <text:p text:style-name="First_20_line_20_indent"><text:span text:style-name="T21">In order to separate out as much commonality as possible, it was decided </text:span><text:span text:style-name="T22">to</text:span><text:span text:style-name="T21"> specify the number </text:span><text:soft-page-break/><text:span text:style-name="T21">and order of the “books” included in a publication in a separate place </text:span><text:span text:style-name="T22">from the chapter/verse information</text:span><text:span text:style-name="T21">. Currently the BookOrders folder contains files with </text:span><text:span text:style-name="T23">over 15</text:span><text:span text:style-name="T21"> different schemes. These are the simplest XML files, merely specifying the referenceAbbreviations for the necessary books in the correct order. </text:span><text:span text:style-name="T23">(Unlike the above files, these files MUST NOT contain entries for unused books.)</text:span></text:p>
      <text:p text:style-name="P46">Here's extracts from a typical data file:</text:p>
      <text:p text:style-name="P17"><text:s text:c="2"/>&lt;book id="1"&gt;GEN&lt;/book&gt; <text:line-break/> <text:s/>&lt;book id="2"&gt;EXO&lt;/book&gt; <text:line-break/>…<text:line-break/> <text:s/>&lt;book id="65"&gt;JUD&lt;/book&gt; <text:line-break/> <text:s/>&lt;book id="66"&gt;REV&lt;/book&gt;</text:p>
      <text:h text:style-name="P43" text:outline-level="1">Bible Book Names</text:h>
      <text:p text:style-name="P53">Now for the first time, we get involved with the actual language of a publication. The filenames include the ISO 639-3 language code. The files in the BookNames folder list the actual names of the Bible divisions and the actual books. </text:p>
      <text:p text:style-name="P20"><text:span text:style-name="T24">The division names (things like </text:span><text:span text:style-name="T5">Old Testament</text:span><text:span text:style-name="T24"> or </text:span><text:span text:style-name="T5">New Testament</text:span><text:span text:style-name="T24"> or </text:span><text:span text:style-name="T5">Paul's letters</text:span><text:span text:style-name="T24">) include the division name, a suitable display abbreviation, shortcut input possibilities, and which books are included in the division. (These should be in book order, but don't have to be contiguous. So you could have a division for </text:span><text:span text:style-name="T5">John's writings</text:span><text:span text:style-name="T24"> containing John, 1 John, 2 John, and 3 John.)</text:span></text:p>
      <text:p text:style-name="P20"><text:span text:style-name="T24">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25">So for “Genesis”, the software will automatically allow “Genesi”, “Genes”, “Gene”, “Gen”, and “Ge” but not “G” because that would conflict with Galatians. (The case doesn't matter either because the software will convert input strings to a single case before parsing.)</text:span></text:p>
      <text:p text:style-name="P21"><text:span text:style-name="T25">The next entries are for input leaders. So for “3 John”, the program will automatically accept “III John”, “3</text:span><text:span text:style-name="T26">rd</text:span><text:span text:style-name="T25"> <text:s/>John”, “Three John”, etc. (with or without the spaces and in any mixture of capital and small letters) if these are entered as alternative leaders for “3”.</text:span></text:p>
      <text:p text:style-name="P21"><text:span text:style-name="T25">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25"> and </text:span><text:span text:style-name="T6">Saint Matthew</text:span><text:span text:style-name="T25">) and abbreviations (like </text:span><text:span text:style-name="T6">Mthw</text:span><text:span text:style-name="T25"> which will automatically also allow both </text:span><text:span text:style-name="T6">Mth</text:span><text:span text:style-name="T25"> and </text:span><text:span text:style-name="T6">Mt</text:span><text:span text:style-name="T27"> so no need to manually enter them),</text:span><text:span text:style-name="T25"> even including misspellings (like </text:span><text:span text:style-name="T6">Mathew</text:span><text:span text:style-name="T25">).</text:span></text:p>
      <text:p text:style-name="P21"><text:span text:style-name="T25">Note that the default book names here are the “short” names like </text:span><text:span text:style-name="T6">Romans</text:span><text:span text:style-name="T25"> not “long” names like </text:span><text:span text:style-name="T6">The Epistle of St. Paul the Apostle to the Romans</text:span><text:span text:style-name="T27">. Typically they are what might appear at the top of every page of that book in a printed volume (and what a Bible program might display in a title bar). The default abbreviations will typically be three or four characters.</text:span></text:p>
      <text:p text:style-name="P22"><text:span text:style-name="T28">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29">different naming such as </text:span><text:span text:style-name="T7">Song of Songs</text:span><text:span text:style-name="T28"> vs </text:span><text:span text:style-name="T7">Song of Solomon</text:span><text:span text:style-name="T28">.</text:span></text:p>
      <text:p text:style-name="P47">Here's extracts from a typical data file:</text:p>
      <text:p text:style-name="P59"><text:s text:c="2"/>&lt;BibleDivisionNames&gt; <text:line-break/> <text:s text:c="3"/>&lt;defaultName&gt;Minor Prophets&lt;/defaultName&gt; <text:line-break/> <text:s text:c="3"/>&lt;defaultAbbreviation&gt;MinProp&lt;/defaultAbbreviation&gt; <text:line-break/> <text:s text:c="3"/>&lt;inputAbbreviation&gt;Mnr Prphts&lt;/inputAbbreviation&gt; <text:line-break/><text:soft-pag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p>
      <text:p text:style-name="P18"><text:span text:style-name="T24"><text:s text:c="2"/>&lt;BibleBooknameLeaders standardLeader="1"&gt; <text:line-break/></text:span><text:span text:style-name="T24">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59"><text:s text:c="2"/>&lt;BibleBookNames referenceAbbreviation="GEN"&gt; <text:line-break/> <text:s text:c="3"/>&lt;defaultName&gt;Genesis&lt;/defaultName&gt; <text:line-break/> <text:s text:c="3"/>&lt;defaultAbbreviation&gt;Gen&lt;/defaultAbbreviation&gt; <text:line-break/> <text:s text:c="3"/>&lt;inputAbbreviation&gt;Gnss&lt;/inputAbbreviation&gt; <text:line-break/> <text:s text:c="3"/>&lt;inputAbbreviation&gt;1 Moses&lt;/inputAbbreviation&gt; <text:line-break/> <text:s text:c="3"/>&lt;inputAbbreviation&gt;1 Mss&lt;/inputAbbreviation&gt; <text:line-break/> <text:s/>&lt;/BibleBookNames&gt;</text:p>
      <text:h text:style-name="P39" text:outline-level="1">Current Status</text:h>
      <text:p text:style-name="P5">BibleBooksCodes:</text:p>
      <text:p text:style-name="P7"><text:span text:style-name="T11">XML: pretty much finished I hope </text:span><text:span text:style-name="T17">– unless we add pseudopigra (sp?) books</text:span></text:p>
      <text:p text:style-name="P10">Schemas (DTD and RelaxNG): done</text:p>
      <text:p text:style-name="P10">PY: exports ok, needs useful Python functions added</text:p>
      <text:p text:style-name="P4"><text:span text:style-name="T12">ISO 639-3</text:span><text:span text:style-name="T11">:</text:span></text:p>
      <text:p text:style-name="P8"><text:span text:style-name="T11">XML: </text:span><text:span text:style-name="T12">copied from my Linux installation</text:span></text:p>
      <text:p text:style-name="P11">Schemas (DTD and RelaxNG): done</text:p>
      <text:p text:style-name="P11">PY: exports ok, needs useful Python functions added</text:p>
      <text:p text:style-name="P6">BibleChaptersVerses:</text:p>
      <text:p text:style-name="P9"><text:span text:style-name="T21">XML: largely finished but needs further checking. Might be able to combine/reduce the number of schemes. Some schemes don't have omitted verse numbers entered </text:span><text:span text:style-name="T21">yet.</text:span></text:p>
      <text:p text:style-name="P14">Verse MAPPINGS are not started/designed yet</text:p>
      <text:p text:style-name="P12">Schemas (DTD and RelaxNG): done</text:p>
      <text:p text:style-name="P14">PY: C export not done, needs useful Python functions added</text:p>
      <text:p text:style-name="P6">BibleBookOrders:</text:p>
      <text:p text:style-name="P14">XML: pretty much finished I hope</text:p>
      <text:p text:style-name="P12">Schemas (DTD and RelaxNG): done</text:p>
      <text:p text:style-name="P14">PY: C export not done, needs useful Python functions added</text:p>
      <text:p text:style-name="P33">BibleBookNames:</text:p>
      <text:p text:style-name="P34">XML: only done English and some German so far</text:p>
      <text:p text:style-name="P13"><text:soft-page-break/>Schemas (DTD and RelaxNG): done</text:p>
      <text:p text:style-name="P34">PY: C export not done, needs useful Python functions added</text:p>
      <text:h text:style-name="P44" text:outline-level="1">Future plans</text:h>
      <text:list xml:id="list1041387367" text:style-name="L3">
        <text:list-item>
          <text:p text:style-name="P28">Verse mapping scheme</text:p>
        </text:list-item>
        <text:list-item>
          <text:p text:style-name="P30">Develop more functions which might be used by a complex Bible program in order to discover deficiencies or unneeded complexities in this scheme.</text:p>
        </text:list-item>
        <text:list-item>
          <text:p text:style-name="P28">More testing with real Scripture data? (Anyone know where I can find some OSIS or other <text:span text:style-name="T30">high-quality/full-featured Bible </text:span>modules to test on?)</text:p>
        </text:list-item>
        <text:list-item>
          <text:p text:style-name="P28">Better documentation.</text:p>
        </text:list-item>
        <text:list-item>
          <text:p text:style-name="P28">A test suite for the Python modules once they're finalised</text:p>
        </text:list-item>
        <text:list-item>
          <text:p text:style-name="P31">Restart work on Bible names checking program.</text:p>
        </text:list-item>
      </text:list>
      <text:h text:style-name="P40" text:outline-level="1">Future options</text:h>
      <text:list xml:id="list1621183219" text:style-name="L4">
        <text:list-item>
          <text:p text:style-name="P32"><text:span text:style-name="T12">An SQLite export </text:span><text:span text:style-name="T21">of the entire integrated scheme ???</text:span></text:p>
          <text:p text:style-name="P29"/>
        </text:list-item>
      </text:list>
      <text:p text:style-name="P1"><text:span text:style-name="T12">Robert Hunt<text:line-break/>November 2010<text:line-break/><text:line-break/></text:span><text:span text:style-name="T13">BibleOrgSys Introduction.ReadMe.odt<text:line-break/></text:span><text:span text:style-name="T15">Revision A</text:span><text:span text:style-name="T13">, </text:span><text:span text:style-name="T15">24</text:span><text:span text:style-name="T13">Nov10,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unt</meta:initial-creator>
    <meta:creation-date>2010-11-16T14:09:51</meta:creation-date>
    <dc:date>2010-11-24T08:01:15</dc:date>
    <dc:creator>Robert Hunt</dc:creator>
    <meta:editing-duration>PT44H34M41S</meta:editing-duration>
    <meta:editing-cycles>12</meta:editing-cycles>
    <meta:generator>OpenOffice.org/3.2$Unix OpenOffice.org_project/320m19$Build-9505</meta:generator>
    <meta:document-statistic meta:table-count="0" meta:image-count="0" meta:object-count="0" meta:page-count="8" meta:paragraph-count="110" meta:word-count="2801" meta:character-count="19556"/>
  </office:meta>
</office:document-meta>
</file>